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itRandom= 0.05" table:style-name="ta1">
        <table:table-column table:style-name="co1" table:number-columns-repeated="13" table:default-cell-style-name="Default"/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525" calcext:value-type="float">
            <text:p>0.52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  <table:table table:name="InitRandom= 0.1" table:style-name="ta1">
        <table:table-column table:style-name="co3" table:number-columns-repeated="1022" table:default-cell-style-name="Default"/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25" calcext:value-type="float">
            <text:p>0.22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1007"/>
        </table:table-row>
      </table:table>
      <table:table table:name="InitRandom= 0.15" table:style-name="ta1">
        <table:table-column table:style-name="co1" table:number-columns-repeated="14" table:default-cell-style-name="Default"/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325" calcext:value-type="float">
            <text:p>0.32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</table:table>
      <table:table table:name="InitRandom= 0.2" table:style-name="ta1">
        <table:table-column table:style-name="co1" table:number-columns-repeated="13" table:default-cell-style-name="Default"/>
        <table:table-row table:style-name="ro1"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25" calcext:value-type="float">
            <text:p>0.22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275" calcext:value-type="float">
            <text:p>0.27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1:00:57.596706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2:47:52.671401720</dc:date>
    <meta:editing-duration>PT2H41M24S</meta:editing-duration>
    <meta:editing-cycles>9</meta:editing-cycles>
    <meta:generator>LibreOffice/6.0.7.3$Linux_X86_64 LibreOffice_project/00m0$Build-3</meta:generator>
    <meta:document-statistic meta:table-count="4" meta:cell-count="2255" meta:object-count="0"/>
  </office:meta>
</office:document-meta>
</file>